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LsearchResults" table:style-name="ta1">
        <table:shapes>
          <draw:frame draw:z-index="0" draw:style-name="gr1" draw:text-style-name="P1" svg:width="159.98mm" svg:height="90.04mm" svg:x="158.6mm" svg:y="864.34mm">
            <draw:object draw:notify-on-update-of-ranges="AVLsearchResults.A1:AVLsearchResults.A1 AVLsearchResults.A2:AVLsearchResults.A212 AVLsearchResults.B1:AVLsearchResults.B1 AVLsearchResults.B2:AVLsearchResults.B212 AVLsearchResults.A1:AVLsearchResults.A1 AVLsearchResults.A2:AVLsearchResults.A212 AVLsearchResults.C1:AVLsearchResults.C1 AVLsearchResults.C2:AVLsearchResults.C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1.9mm" svg:height="103.86mm" svg:x="215.05mm" svg:y="34.53mm">
            <draw:object draw:notify-on-update-of-ranges="AVLsearchResults.D1:AVLsearchResults.D1 AVLsearchResults.D2:AVLsearchResults.D22 AVLsearchResults.E1:AVLsearchResults.E1 AVLsearchResults.E2:AVLsearchResults.E22 AVLsearchResults.D1:AVLsearchResults.D1 AVLsearchResults.D2:AVLsearchResults.D22 AVLsearchResults.F1:AVLsearchResults.F1 AVLsearchResults.F2:AVLsearchResults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AVL</text:p>
          </table:table-cell>
          <table:table-cell office:value-type="string" calcext:value-type="string">
            <text:p>BST</text:p>
          </table:table-cell>
          <table:table-cell/>
          <table:table-cell office:value-type="string" calcext:value-type="string">
            <text:p>AVL Average</text:p>
          </table:table-cell>
          <table:table-cell office:value-type="string" calcext:value-type="string">
            <text:p>BST 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2:.B10])" office:value-type="float" office:value="23.1111111111111" calcext:value-type="float">
            <text:p>23.1111111111111</text:p>
          </table:table-cell>
          <table:table-cell table:formula="of:=AVERAGE([.C2:.C10])" office:value-type="float" office:value="12.6666666666667" calcext:value-type="float">
            <text:p>12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B2:.B20])" office:value-type="float" office:value="46.6842105263158" calcext:value-type="float">
            <text:p>46.6842105263158</text:p>
          </table:table-cell>
          <table:table-cell table:formula="of:=AVERAGE([.C2:.C20])" office:value-type="float" office:value="35.4210526315789" calcext:value-type="float">
            <text:p>35.4210526315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B2:.B30])" office:value-type="float" office:value="73.2413793103448" calcext:value-type="float">
            <text:p>73.2413793103448</text:p>
          </table:table-cell>
          <table:table-cell table:formula="of:=AVERAGE([.C2:.C30])" office:value-type="float" office:value="60.8965517241379" calcext:value-type="float">
            <text:p>60.8965517241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AVERAGE([.B2:.B40])" office:value-type="float" office:value="103.333333333333" calcext:value-type="float">
            <text:p>103.333333333333</text:p>
          </table:table-cell>
          <table:table-cell table:formula="of:=AVERAGE([.C2:.C40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AVERAGE([.B2:.B50])" office:value-type="float" office:value="132.816326530612" calcext:value-type="float">
            <text:p>132.816326530612</text:p>
          </table:table-cell>
          <table:table-cell table:formula="of:=AVERAGE([.C2:.C50])" office:value-type="float" office:value="117.938775510204" calcext:value-type="float">
            <text:p>117.938775510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AVERAGE([.B2:.B60])" office:value-type="float" office:value="163.694915254237" calcext:value-type="float">
            <text:p>163.694915254237</text:p>
          </table:table-cell>
          <table:table-cell table:formula="of:=AVERAGE([.C2:.C60])" office:value-type="float" office:value="150.491525423729" calcext:value-type="float">
            <text:p>150.491525423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AVERAGE([.B2:.B70])" office:value-type="float" office:value="195.347826086957" calcext:value-type="float">
            <text:p>195.347826086957</text:p>
          </table:table-cell>
          <table:table-cell table:formula="of:=AVERAGE([.C2:.C70])" office:value-type="float" office:value="184.63768115942" calcext:value-type="float">
            <text:p>184.637681159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AVERAGE([.B2:.B80])" office:value-type="float" office:value="227.443037974684" calcext:value-type="float">
            <text:p>227.443037974684</text:p>
          </table:table-cell>
          <table:table-cell table:formula="of:=AVERAGE([.C2:.C80])" office:value-type="float" office:value="220.848101265823" calcext:value-type="float">
            <text:p>220.8481012658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AVERAGE([.B2:.B90])" office:value-type="float" office:value="260.067415730337" calcext:value-type="float">
            <text:p>260.067415730337</text:p>
          </table:table-cell>
          <table:table-cell table:formula="of:=AVERAGE([.C2:.C90])" office:value-type="float" office:value="259.044943820225" calcext:value-type="float">
            <text:p>259.044943820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AVERAGE([.B2:.B100])" office:value-type="float" office:value="292.989898989899" calcext:value-type="float">
            <text:p>292.989898989899</text:p>
          </table:table-cell>
          <table:table-cell table:formula="of:=AVERAGE([.C2:.C100])" office:value-type="float" office:value="297.949494949495" calcext:value-type="float">
            <text:p>297.9494949494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AVERAGE([.B2:.B110])" office:value-type="float" office:value="325.807339449541" calcext:value-type="float">
            <text:p>325.807339449541</text:p>
          </table:table-cell>
          <table:table-cell table:formula="of:=AVERAGE([.C2:.C110])" office:value-type="float" office:value="338.146788990826" calcext:value-type="float">
            <text:p>338.146788990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AVERAGE([.B2:.B120])" office:value-type="float" office:value="358.72268907563" calcext:value-type="float">
            <text:p>358.72268907563</text:p>
          </table:table-cell>
          <table:table-cell table:formula="of:=AVERAGE([.C2:.C120])" office:value-type="float" office:value="378.932773109244" calcext:value-type="float">
            <text:p>378.932773109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AVERAGE([.B2:.B130])" office:value-type="float" office:value="392.217054263566" calcext:value-type="float">
            <text:p>392.217054263566</text:p>
          </table:table-cell>
          <table:table-cell table:formula="of:=AVERAGE([.C2:.C130])" office:value-type="float" office:value="420.426356589147" calcext:value-type="float">
            <text:p>420.426356589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formula="of:=AVERAGE([.B2:.B140])" office:value-type="float" office:value="425.920863309353" calcext:value-type="float">
            <text:p>425.920863309353</text:p>
          </table:table-cell>
          <table:table-cell table:formula="of:=AVERAGE([.C2:.C140])" office:value-type="float" office:value="462.964028776978" calcext:value-type="float">
            <text:p>462.9640287769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AVERAGE([.B2:.B150])" office:value-type="float" office:value="459.852348993289" calcext:value-type="float">
            <text:p>459.852348993289</text:p>
          </table:table-cell>
          <table:table-cell table:formula="of:=AVERAGE([.C2:.C150])" office:value-type="float" office:value="505.697986577181" calcext:value-type="float">
            <text:p>505.697986577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AVERAGE([.B2:.B160])" office:value-type="float" office:value="494.283018867925" calcext:value-type="float">
            <text:p>494.283018867925</text:p>
          </table:table-cell>
          <table:table-cell table:formula="of:=AVERAGE([.C2:.C160])" office:value-type="float" office:value="549.188679245283" calcext:value-type="float">
            <text:p>549.1886792452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AVERAGE([.B2:.B170])" office:value-type="float" office:value="529.295857988166" calcext:value-type="float">
            <text:p>529.295857988166</text:p>
          </table:table-cell>
          <table:table-cell table:formula="of:=AVERAGE([.C2:.C170])" office:value-type="float" office:value="592.390532544379" calcext:value-type="float">
            <text:p>592.3905325443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AVERAGE([.B2:.B180])" office:value-type="float" office:value="564.860335195531" calcext:value-type="float">
            <text:p>564.860335195531</text:p>
          </table:table-cell>
          <table:table-cell table:formula="of:=AVERAGE([.C2:.C180])" office:value-type="float" office:value="635.983240223464" calcext:value-type="float">
            <text:p>635.98324022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formula="of:=AVERAGE([.B2:.B190])" office:value-type="float" office:value="600.650793650794" calcext:value-type="float">
            <text:p>600.650793650794</text:p>
          </table:table-cell>
          <table:table-cell table:formula="of:=AVERAGE([.C2:.C190])" office:value-type="float" office:value="680.015873015873" calcext:value-type="float">
            <text:p>680.0158730158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formula="of:=AVERAGE([.B2:.B200])" office:value-type="float" office:value="636.788944723618" calcext:value-type="float">
            <text:p>636.788944723618</text:p>
          </table:table-cell>
          <table:table-cell table:formula="of:=AVERAGE([.C2:.C200])" office:value-type="float" office:value="724.552763819096" calcext:value-type="float">
            <text:p>724.5527638190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formula="of:=AVERAGE([.B2:.B211])" office:value-type="float" office:value="677.261904761905" calcext:value-type="float">
            <text:p>677.261904761905</text:p>
          </table:table-cell>
          <table:table-cell table:formula="of:=AVERAGE([.C2:.C211])" office:value-type="float" office:value="773.957142857143" calcext:value-type="float">
            <text:p>773.957142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3" calcext:value-type="float">
            <text:p>223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3" calcext:value-type="float">
            <text:p>253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4" calcext:value-type="float">
            <text:p>304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1" calcext:value-type="float">
            <text:p>391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3" calcext:value-type="float">
            <text:p>413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6" calcext:value-type="float">
            <text:p>426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6" calcext:value-type="float">
            <text:p>446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7" calcext:value-type="float">
            <text:p>457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73" calcext:value-type="float">
            <text:p>473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4" calcext:value-type="float">
            <text:p>494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01" calcext:value-type="float">
            <text:p>501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8" calcext:value-type="float">
            <text:p>508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1" calcext:value-type="float">
            <text:p>521</text:p>
          </table:table-cell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8" calcext:value-type="float">
            <text:p>528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5" calcext:value-type="float">
            <text:p>535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0" calcext:value-type="float">
            <text:p>540</text:p>
          </table:table-cell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8" calcext:value-type="float">
            <text:p>548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6" calcext:value-type="float">
            <text:p>556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2" calcext:value-type="float">
            <text:p>562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9" calcext:value-type="float">
            <text:p>569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7" calcext:value-type="float">
            <text:p>577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3" calcext:value-type="float">
            <text:p>583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9" calcext:value-type="float">
            <text:p>589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7" calcext:value-type="float">
            <text:p>597</text:p>
          </table:table-cell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3" calcext:value-type="float">
            <text:p>603</text:p>
          </table:table-cell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9" calcext:value-type="float">
            <text:p>609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5" calcext:value-type="float">
            <text:p>615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27" calcext:value-type="float">
            <text:p>627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3" calcext:value-type="float">
            <text:p>633</text:p>
          </table:table-cell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0" calcext:value-type="float">
            <text:p>64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47" calcext:value-type="float">
            <text:p>647</text:p>
          </table:table-cell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54" calcext:value-type="float">
            <text:p>654</text:p>
          </table:table-cell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60" calcext:value-type="float">
            <text:p>66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68" calcext:value-type="float">
            <text:p>668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75" calcext:value-type="float">
            <text:p>675</text:p>
          </table:table-cell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81" calcext:value-type="float">
            <text:p>681</text:p>
          </table:table-cell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6" calcext:value-type="float">
            <text:p>686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3" calcext:value-type="float">
            <text:p>693</text:p>
          </table:table-cell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1" calcext:value-type="float">
            <text:p>70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09" calcext:value-type="float">
            <text:p>709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14" calcext:value-type="float">
            <text:p>71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0" calcext:value-type="float">
            <text:p>720</text:p>
          </table:table-cell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7" calcext:value-type="float">
            <text:p>727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35" calcext:value-type="float">
            <text:p>735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41" calcext:value-type="float">
            <text:p>741</text:p>
          </table:table-cell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49" calcext:value-type="float">
            <text:p>749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7" calcext:value-type="float">
            <text:p>757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65" calcext:value-type="float">
            <text:p>765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73" calcext:value-type="float">
            <text:p>773</text:p>
          </table:table-cell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1" calcext:value-type="float">
            <text:p>781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88" calcext:value-type="float">
            <text:p>788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5" calcext:value-type="float">
            <text:p>795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2" calcext:value-type="float">
            <text:p>802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09" calcext:value-type="float">
            <text:p>809</text:p>
          </table:table-cell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5" calcext:value-type="float">
            <text:p>815</text:p>
          </table:table-cell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23" calcext:value-type="float">
            <text:p>823</text:p>
          </table:table-cell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30" calcext:value-type="float">
            <text:p>830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38" calcext:value-type="float">
            <text:p>838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5" calcext:value-type="float">
            <text:p>845</text:p>
          </table:table-cell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52" calcext:value-type="float">
            <text:p>852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57" calcext:value-type="float">
            <text:p>857</text:p>
          </table:table-cell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64" calcext:value-type="float">
            <text:p>864</text:p>
          </table:table-cell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70" calcext:value-type="float">
            <text:p>870</text:p>
          </table:table-cell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77" calcext:value-type="float">
            <text:p>877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83" calcext:value-type="float">
            <text:p>883</text:p>
          </table:table-cell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91" calcext:value-type="float">
            <text:p>891</text:p>
          </table:table-cell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99" calcext:value-type="float">
            <text:p>899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06" calcext:value-type="float">
            <text:p>906</text:p>
          </table:table-cell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14" calcext:value-type="float">
            <text:p>914</text:p>
          </table:table-cell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3" calcext:value-type="float">
            <text:p>923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28" calcext:value-type="float">
            <text:p>928</text:p>
          </table:table-cell>
          <table:table-cell office:value-type="float" office:value="1093" calcext:value-type="float">
            <text:p>109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3" calcext:value-type="float">
            <text:p>933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1" calcext:value-type="float">
            <text:p>941</text:p>
          </table:table-cell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9" calcext:value-type="float">
            <text:p>9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57" calcext:value-type="float">
            <text:p>957</text:p>
          </table:table-cell>
          <table:table-cell office:value-type="float" office:value="1133" calcext:value-type="float">
            <text:p>1133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65" calcext:value-type="float">
            <text:p>965</text:p>
          </table:table-cell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2" calcext:value-type="float">
            <text:p>972</text:p>
          </table:table-cell>
          <table:table-cell office:value-type="float" office:value="1153" calcext:value-type="float">
            <text:p>115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80" calcext:value-type="float">
            <text:p>980</text:p>
          </table:table-cell>
          <table:table-cell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88" calcext:value-type="float">
            <text:p>988</text:p>
          </table:table-cell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6" calcext:value-type="float">
            <text:p>996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3" calcext:value-type="float">
            <text:p>1003</text:p>
          </table:table-cell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1" calcext:value-type="float">
            <text:p>1011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9" calcext:value-type="float">
            <text:p>1019</text:p>
          </table:table-cell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7" calcext:value-type="float">
            <text:p>1027</text:p>
          </table:table-cell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5" calcext:value-type="float">
            <text:p>1035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2" calcext:value-type="float">
            <text:p>1042</text:p>
          </table:table-cell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0" calcext:value-type="float">
            <text:p>1050</text:p>
          </table:table-cell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58" calcext:value-type="float">
            <text:p>1058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66" calcext:value-type="float">
            <text:p>1066</text:p>
          </table:table-cell>
          <table:table-cell office:value-type="float" office:value="1259" calcext:value-type="float">
            <text:p>1259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74" calcext:value-type="float">
            <text:p>1074</text:p>
          </table:table-cell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82" calcext:value-type="float">
            <text:p>1082</text:p>
          </table:table-cell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90" calcext:value-type="float">
            <text:p>1090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98" calcext:value-type="float">
            <text:p>1098</text:p>
          </table:table-cell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07" calcext:value-type="float">
            <text:p>1107</text:p>
          </table:table-cell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13" calcext:value-type="float">
            <text:p>1113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22" calcext:value-type="float">
            <text:p>1122</text:p>
          </table:table-cell>
          <table:table-cell office:value-type="float" office:value="1319" calcext:value-type="float">
            <text:p>131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30" calcext:value-type="float">
            <text:p>1130</text:p>
          </table:table-cell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38" calcext:value-type="float">
            <text:p>1138</text:p>
          </table:table-cell>
          <table:table-cell office:value-type="float" office:value="1339" calcext:value-type="float">
            <text:p>133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46" calcext:value-type="float">
            <text:p>1146</text:p>
          </table:table-cell>
          <table:table-cell office:value-type="float" office:value="1351" calcext:value-type="float">
            <text:p>135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55" calcext:value-type="float">
            <text:p>1155</text:p>
          </table:table-cell>
          <table:table-cell office:value-type="float" office:value="1359" calcext:value-type="float">
            <text:p>1359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63" calcext:value-type="float">
            <text:p>1163</text:p>
          </table:table-cell>
          <table:table-cell office:value-type="float" office:value="1369" calcext:value-type="float">
            <text:p>136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70" calcext:value-type="float">
            <text:p>1170</text:p>
          </table:table-cell>
          <table:table-cell office:value-type="float" office:value="1381" calcext:value-type="float">
            <text:p>138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77" calcext:value-type="float">
            <text:p>1177</text:p>
          </table:table-cell>
          <table:table-cell office:value-type="float" office:value="1387" calcext:value-type="float">
            <text:p>1387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85" calcext:value-type="float">
            <text:p>1185</text:p>
          </table:table-cell>
          <table:table-cell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93" calcext:value-type="float">
            <text:p>1193</text:p>
          </table:table-cell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02" calcext:value-type="float">
            <text:p>1202</text:p>
          </table:table-cell>
          <table:table-cell office:value-type="float" office:value="1415" calcext:value-type="float">
            <text:p>141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9" calcext:value-type="float">
            <text:p>1209</text:p>
          </table:table-cell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15" calcext:value-type="float">
            <text:p>1215</text:p>
          </table:table-cell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23" calcext:value-type="float">
            <text:p>1223</text:p>
          </table:table-cell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30" calcext:value-type="float">
            <text:p>1230</text:p>
          </table:table-cell>
          <table:table-cell office:value-type="float" office:value="1453" calcext:value-type="float">
            <text:p>145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37" calcext:value-type="float">
            <text:p>1237</text:p>
          </table:table-cell>
          <table:table-cell office:value-type="float" office:value="1463" calcext:value-type="float">
            <text:p>146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45" calcext:value-type="float">
            <text:p>1245</text:p>
          </table:table-cell>
          <table:table-cell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52" calcext:value-type="float">
            <text:p>1252</text:p>
          </table:table-cell>
          <table:table-cell office:value-type="float" office:value="1483" calcext:value-type="float">
            <text:p>1483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59" calcext:value-type="float">
            <text:p>1259</text:p>
          </table:table-cell>
          <table:table-cell office:value-type="float" office:value="1494" calcext:value-type="float">
            <text:p>149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68" calcext:value-type="float">
            <text:p>1268</text:p>
          </table:table-cell>
          <table:table-cell office:value-type="float" office:value="1503" calcext:value-type="float">
            <text:p>150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75" calcext:value-type="float">
            <text:p>1275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3" calcext:value-type="float">
            <text:p>1283</text:p>
          </table:table-cell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91" calcext:value-type="float">
            <text:p>1291</text:p>
          </table:table-cell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99" calcext:value-type="float">
            <text:p>1299</text:p>
          </table:table-cell>
          <table:table-cell office:value-type="float" office:value="1539" calcext:value-type="float">
            <text:p>153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08" calcext:value-type="float">
            <text:p>1308</text:p>
          </table:table-cell>
          <table:table-cell office:value-type="float" office:value="1551" calcext:value-type="float">
            <text:p>155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16" calcext:value-type="float">
            <text:p>1316</text:p>
          </table:table-cell>
          <table:table-cell office:value-type="float" office:value="1561" calcext:value-type="float">
            <text:p>15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24" calcext:value-type="float">
            <text:p>1324</text:p>
          </table:table-cell>
          <table:table-cell office:value-type="float" office:value="1573" calcext:value-type="float">
            <text:p>1573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32" calcext:value-type="float">
            <text:p>1332</text:p>
          </table:table-cell>
          <table:table-cell office:value-type="float" office:value="1582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40" calcext:value-type="float">
            <text:p>1340</text:p>
          </table:table-cell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48" calcext:value-type="float">
            <text:p>1348</text:p>
          </table:table-cell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57" calcext:value-type="float">
            <text:p>1357</text:p>
          </table:table-cell>
          <table:table-cell office:value-type="float" office:value="1609" calcext:value-type="float">
            <text:p>160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6" calcext:value-type="float">
            <text:p>1366</text:p>
          </table:table-cell>
          <table:table-cell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75" calcext:value-type="float">
            <text:p>1375</text:p>
          </table:table-cell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84" calcext:value-type="float">
            <text:p>1384</text:p>
          </table:table-cell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93" calcext:value-type="float">
            <text:p>1393</text:p>
          </table:table-cell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02" calcext:value-type="float">
            <text:p>1402</text:p>
          </table:table-cell>
          <table:table-cell office:value-type="float" office:value="1659" calcext:value-type="float">
            <text:p>1659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11" calcext:value-type="float">
            <text:p>1411</text:p>
          </table:table-cell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19" calcext:value-type="float">
            <text:p>1419</text:p>
          </table:table-cell>
          <table:table-cell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27" calcext:value-type="float">
            <text:p>1427</text:p>
          </table:table-cell>
          <table:table-cell office:value-type="float" office:value="1685" calcext:value-type="float">
            <text:p>168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34" calcext:value-type="float">
            <text:p>1434</text:p>
          </table:table-cell>
          <table:table-cell office:value-type="float" office:value="1693" calcext:value-type="float">
            <text:p>169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" calcext:value-type="float">
            <text:p>1442</text:p>
          </table:table-cell>
          <table:table-cell office:value-type="float" office:value="1703" calcext:value-type="float">
            <text:p>1703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1" calcext:value-type="float">
            <text:p>1451</text:p>
          </table:table-cell>
          <table:table-cell office:value-type="float" office:value="1715" calcext:value-type="float">
            <text:p>171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8" calcext:value-type="float">
            <text:p>1458</text:p>
          </table:table-cell>
          <table:table-cell office:value-type="float" office:value="1728" calcext:value-type="float">
            <text:p>17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21:22:06.017077868</dc:date>
    <meta:editing-duration>PT13M15S</meta:editing-duration>
    <meta:editing-cycles>2</meta:editing-cycles>
    <meta:generator>LibreOffice/5.4.5.1$Linux_X86_64 LibreOffice_project/40m0$Build-1</meta:generator>
    <meta:document-statistic meta:table-count="1" meta:cell-count="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5.905cm" svg:y="0.316cm" chart:style-name="ch2">
          <text:p>AVL vs BST search </text:p>
        </chart:title>
        <chart:legend chart:legend-position="end" svg:x="13.967cm" svg:y="3.954cm" style:legend-expansion="high" chart:style-name="ch3"/>
        <chart:plot-area chart:style-name="ch4" table:cell-range-address="AVLsearchResults.A1:AVLsearchResults.C212" chart:data-source-has-labels="row" svg:x="1.33cm" svg:y="1.275cm" svg:width="12.318cm" svg:height="6.569cm">
          <chartooo:coordinate-region svg:x="2.137cm" svg:y="1.474cm" svg:width="11.046cm" svg:height="5.723cm"/>
          <chart:axis chart:dimension="x" chart:name="primary-x" chart:style-name="ch5">
            <chart:title svg:x="6.836cm" svg:y="8.024cm" chart:style-name="ch6">
              <text:p>Data set</text:p>
            </chart:title>
          </chart:axis>
          <chart:axis chart:dimension="y" chart:name="primary-y" chart:style-name="ch5">
            <chart:title svg:x="0.451cm" svg:y="7.13cm" chart:style-name="ch7">
              <text:p>Number of comparisons(Searches)</text:p>
            </chart:title>
            <chart:grid chart:style-name="ch8" chart:class="major"/>
          </chart:axis>
          <chart:series chart:style-name="ch9" chart:values-cell-range-address="AVLsearchResults.B2:AVLsearchResults.B212" chart:label-cell-address="AVLsearchResults.B1:AVLsearchResults.B1" chart:class="chart:scatter">
            <chart:domain table:cell-range-address="AVLsearchResults.A2:AVLsearchResults.A212"/>
            <chart:data-point chart:repeated="211"/>
          </chart:series>
          <chart:series chart:style-name="ch10" chart:values-cell-range-address="AVLsearchResults.C2:AVLsearchResults.C212" chart:label-cell-address="AVLsearchResults.C1:AVLsearchResults.C1" chart:class="chart:scatter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L</text:p>
                <draw:g>
                  <svg:desc>AVLsearchResults.B1:AVLsearchResults.B1</svg:desc>
                </draw:g>
              </table:table-cell>
              <table:table-cell office:value-type="string">
                <text:p>BST</text:p>
                <draw:g>
                  <svg:desc>AVLsearchResults.C1:AVLsearch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LsearchResults.A2:AVLsearchResults.A212</svg:desc>
                </draw:g>
              </table:table-cell>
              <table:table-cell office:value-type="float" office:value="7">
                <text:p>7</text:p>
                <draw:g>
                  <svg:desc>AVLsearchResults.B2:AVLsearchResults.B212</svg:desc>
                </draw:g>
              </table:table-cell>
              <table:table-cell office:value-type="float" office:value="1">
                <text:p>1</text:p>
                <draw:g>
                  <svg:desc>AVLsearchResults.C2:AVLsearchResults.C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4">
                <text:p>1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4">
                <text:p>1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1">
                <text:p>18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8">
                <text:p>18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4">
                <text:p>1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1">
                <text:p>20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8">
                <text:p>20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4">
                <text:p>21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7">
                <text:p>2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23">
                <text:p>22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30">
                <text:p>2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36">
                <text:p>23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38">
                <text:p>23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3">
                <text:p>2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7">
                <text:p>26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75">
                <text:p>27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3">
                <text:p>28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96">
                <text:p>29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04">
                <text:p>3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20">
                <text:p>3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27">
                <text:p>32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40">
                <text:p>34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72">
                <text:p>37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79">
                <text:p>37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91">
                <text:p>39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98">
                <text:p>39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13">
                <text:p>41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20">
                <text:p>42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26">
                <text:p>42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32">
                <text:p>43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40">
                <text:p>44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46">
                <text:p>44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50">
                <text:p>45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57">
                <text:p>45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65">
                <text:p>46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73">
                <text:p>47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87">
                <text:p>48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94">
                <text:p>49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01">
                <text:p>50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08">
                <text:p>50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16">
                <text:p>51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21">
                <text:p>52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28">
                <text:p>52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35">
                <text:p>53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40">
                <text:p>54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48">
                <text:p>5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56">
                <text:p>55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62">
                <text:p>56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69">
                <text:p>56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77">
                <text:p>57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83">
                <text:p>58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89">
                <text:p>58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97">
                <text:p>59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03">
                <text:p>60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09">
                <text:p>60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15">
                <text:p>61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2">
                <text:p>62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27">
                <text:p>62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33">
                <text:p>6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40">
                <text:p>64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47">
                <text:p>64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54">
                <text:p>65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60">
                <text:p>6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68">
                <text:p>66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75">
                <text:p>67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81">
                <text:p>68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86">
                <text:p>686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93">
                <text:p>69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01">
                <text:p>70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09">
                <text:p>70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14">
                <text:p>71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20">
                <text:p>72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7">
                <text:p>72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5">
                <text:p>73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41">
                <text:p>7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49">
                <text:p>74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57">
                <text:p>75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65">
                <text:p>765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73">
                <text:p>77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81">
                <text:p>78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88">
                <text:p>788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95">
                <text:p>79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02">
                <text:p>80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09">
                <text:p>809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15">
                <text:p>81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23">
                <text:p>82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30">
                <text:p>83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38">
                <text:p>83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45">
                <text:p>84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52">
                <text:p>8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57">
                <text:p>85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64">
                <text:p>86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70">
                <text:p>87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77">
                <text:p>87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83">
                <text:p>88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91">
                <text:p>89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99">
                <text:p>89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06">
                <text:p>906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14">
                <text:p>91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23">
                <text:p>9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28">
                <text:p>928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33">
                <text:p>93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41">
                <text:p>94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49">
                <text:p>94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57">
                <text:p>95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65">
                <text:p>96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72">
                <text:p>972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80">
                <text:p>980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88">
                <text:p>988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96">
                <text:p>99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03">
                <text:p>100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11">
                <text:p>101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19">
                <text:p>101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27">
                <text:p>102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35">
                <text:p>1035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42">
                <text:p>104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50">
                <text:p>105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58">
                <text:p>105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66">
                <text:p>106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74">
                <text:p>107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82">
                <text:p>108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90">
                <text:p>109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98">
                <text:p>1098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07">
                <text:p>110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13">
                <text:p>111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22">
                <text:p>1122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30">
                <text:p>113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38">
                <text:p>113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46">
                <text:p>1146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55">
                <text:p>115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63">
                <text:p>116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70">
                <text:p>117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77">
                <text:p>1177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85">
                <text:p>1185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93">
                <text:p>119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02">
                <text:p>1202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09">
                <text:p>1209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15">
                <text:p>121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23">
                <text:p>1223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30">
                <text:p>123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37">
                <text:p>123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45">
                <text:p>124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52">
                <text:p>125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59">
                <text:p>125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68">
                <text:p>126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75">
                <text:p>127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83">
                <text:p>1283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91">
                <text:p>1291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299">
                <text:p>1299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308">
                <text:p>1308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316">
                <text:p>1316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24">
                <text:p>13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332">
                <text:p>133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340">
                <text:p>134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48">
                <text:p>134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357">
                <text:p>135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375">
                <text:p>1375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384">
                <text:p>138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393">
                <text:p>139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402">
                <text:p>1402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411">
                <text:p>141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419">
                <text:p>141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427">
                <text:p>1427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434">
                <text:p>1434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442">
                <text:p>144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451">
                <text:p>1451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458">
                <text:p>1458</text:p>
              </table:table-cell>
              <table:table-cell office:value-type="float" office:value="1728">
                <text:p>1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1cm" svg:height="10.387cm" xlink:href=".." xlink:type="simple" chart:class="chart:scatter" chart:style-name="ch1">
        <chart:title svg:x="5.181cm" svg:y="0.343cm" chart:style-name="ch2">
          <text:p>AVL vs BST Average search</text:p>
        </chart:title>
        <chart:legend chart:legend-position="end" svg:x="12.783cm" svg:y="4.645cm" style:legend-expansion="high" chart:style-name="ch3"/>
        <chart:plot-area chart:style-name="ch4" table:cell-range-address="AVLsearchResults.D1:AVLsearchResults.F22" chart:data-source-has-labels="row" svg:x="0.777cm" svg:y="0.314cm" svg:width="12.079cm" svg:height="9.837cm">
          <chartooo:coordinate-region svg:x="1.584cm" svg:y="0.513cm" svg:width="11.085cm" svg:height="8.991cm"/>
          <chart:axis chart:dimension="x" chart:name="primary-x" chart:style-name="ch5">
            <chart:title svg:x="5.925cm" svg:y="9.827cm" chart:style-name="ch6">
              <text:p>data subset</text:p>
            </chart:title>
          </chart:axis>
          <chart:axis chart:dimension="y" chart:name="primary-y" chart:style-name="ch5">
            <chart:title svg:x="0cm" svg:y="6.599cm" chart:style-name="ch7">
              <text:p>Average searches</text:p>
            </chart:title>
            <chart:grid chart:style-name="ch8" chart:class="major"/>
          </chart:axis>
          <chart:series chart:style-name="ch9" chart:values-cell-range-address="AVLsearchResults.E2:AVLsearchResults.E22" chart:label-cell-address="AVLsearchResults.E1:AVLsearchResults.E1" chart:class="chart:scatter">
            <chart:domain table:cell-range-address="AVLsearchResults.D2:AVLsearchResults.D22"/>
            <chart:data-point chart:repeated="21"/>
          </chart:series>
          <chart:series chart:style-name="ch10" chart:values-cell-range-address="AVLsearchResults.F2:AVLsearchResults.F22" chart:label-cell-address="AVLsearchResults.F1:AVLsearchResults.F1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L Average</text:p>
                <draw:g>
                  <svg:desc>AVLsearchResults.E1:AVLsearchResults.E1</svg:desc>
                </draw:g>
              </table:table-cell>
              <table:table-cell office:value-type="string">
                <text:p>BST Average</text:p>
                <draw:g>
                  <svg:desc>AVLsearchResults.F1:AVLsearch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LsearchResults.D2:AVLsearchResults.D22</svg:desc>
                </draw:g>
              </table:table-cell>
              <table:table-cell office:value-type="float" office:value="23.1111111111111">
                <text:p>23.1111111111111</text:p>
                <draw:g>
                  <svg:desc>AVLsearchResults.E2:AVLsearchResults.E22</svg:desc>
                </draw:g>
              </table:table-cell>
              <table:table-cell office:value-type="float" office:value="12.6666666666667">
                <text:p>12.6666666666667</text:p>
                <draw:g>
                  <svg:desc>AVLsearchResults.F2:AVLsearchResults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6842105263158">
                <text:p>46.6842105263158</text:p>
              </table:table-cell>
              <table:table-cell office:value-type="float" office:value="35.4210526315789">
                <text:p>35.4210526315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.2413793103448">
                <text:p>73.2413793103448</text:p>
              </table:table-cell>
              <table:table-cell office:value-type="float" office:value="60.8965517241379">
                <text:p>60.8965517241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2.816326530612">
                <text:p>132.816326530612</text:p>
              </table:table-cell>
              <table:table-cell office:value-type="float" office:value="117.938775510204">
                <text:p>117.93877551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3.694915254237">
                <text:p>163.694915254237</text:p>
              </table:table-cell>
              <table:table-cell office:value-type="float" office:value="150.491525423729">
                <text:p>150.491525423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5.347826086957">
                <text:p>195.347826086957</text:p>
              </table:table-cell>
              <table:table-cell office:value-type="float" office:value="184.63768115942">
                <text:p>184.63768115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7.443037974684">
                <text:p>227.443037974684</text:p>
              </table:table-cell>
              <table:table-cell office:value-type="float" office:value="220.848101265823">
                <text:p>220.848101265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0.067415730337">
                <text:p>260.067415730337</text:p>
              </table:table-cell>
              <table:table-cell office:value-type="float" office:value="259.044943820225">
                <text:p>259.04494382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2.989898989899">
                <text:p>292.989898989899</text:p>
              </table:table-cell>
              <table:table-cell office:value-type="float" office:value="297.949494949495">
                <text:p>297.949494949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5.807339449541">
                <text:p>325.807339449541</text:p>
              </table:table-cell>
              <table:table-cell office:value-type="float" office:value="338.146788990826">
                <text:p>338.146788990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8.72268907563">
                <text:p>358.72268907563</text:p>
              </table:table-cell>
              <table:table-cell office:value-type="float" office:value="378.932773109244">
                <text:p>378.932773109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92.217054263566">
                <text:p>392.217054263566</text:p>
              </table:table-cell>
              <table:table-cell office:value-type="float" office:value="420.426356589147">
                <text:p>420.426356589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25.920863309353">
                <text:p>425.920863309353</text:p>
              </table:table-cell>
              <table:table-cell office:value-type="float" office:value="462.964028776978">
                <text:p>462.964028776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59.852348993289">
                <text:p>459.852348993289</text:p>
              </table:table-cell>
              <table:table-cell office:value-type="float" office:value="505.697986577181">
                <text:p>505.697986577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94.283018867925">
                <text:p>494.283018867925</text:p>
              </table:table-cell>
              <table:table-cell office:value-type="float" office:value="549.188679245283">
                <text:p>549.188679245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9.295857988166">
                <text:p>529.295857988166</text:p>
              </table:table-cell>
              <table:table-cell office:value-type="float" office:value="592.390532544379">
                <text:p>592.390532544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64.860335195531">
                <text:p>564.860335195531</text:p>
              </table:table-cell>
              <table:table-cell office:value-type="float" office:value="635.983240223464">
                <text:p>635.983240223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00.650793650794">
                <text:p>600.650793650794</text:p>
              </table:table-cell>
              <table:table-cell office:value-type="float" office:value="680.015873015873">
                <text:p>680.015873015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36.788944723618">
                <text:p>636.788944723618</text:p>
              </table:table-cell>
              <table:table-cell office:value-type="float" office:value="724.552763819096">
                <text:p>724.552763819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77.261904761905">
                <text:p>677.261904761905</text:p>
              </table:table-cell>
              <table:table-cell office:value-type="float" office:value="773.957142857143">
                <text:p>773.9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